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 style:list-style-name="L1"/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style:font-name="Times New Roman3" fo:font-size="14pt" fo:language="en" fo:country="none"/>
    </style:style>
    <style:style style:name="T3" style:family="text">
      <style:text-properties style:font-name="Times New Roman3" fo:font-size="14pt" fo:language="en" fo:country="none" fo:font-style="italic"/>
    </style:style>
    <style:style style:name="T4" style:family="text">
      <style:text-properties style:font-name="Times New Roman3" fo:font-size="14pt" fo:language="en" fo:country="none" fo:font-style="italic" style:font-style-asian="italic" style:font-style-complex="italic"/>
    </style:style>
    <style:style style:name="T5" style:family="text">
      <style:text-properties style:font-name="Times New Roman3" fo:font-size="12pt" fo:language="en" fo:country="none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82cm" draw:z-index="0"><draw:image xlink:href="../../odt_eng/images/302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TR trigge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3cm" draw:z-index="0"><draw:image xlink:href="../../odt_eng/images/3026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2">The unit implements</text:span> <text:span text:style-name="T2">the TR trigger with reset priority (i.e., if the logical one level is at the R and S inputs, then the output will take the logical zero value) and complementing input.</text:span> </text:p>
            <text:p text:style-name="P4"><text:span text:style-name="T2">If the logical one is at any</text:span> <text:span text:style-name="T2">of the R or S inputs, then the trigger will work as usual RS-trigger (with reset priority).</text:span> </text:p>
            <text:p text:style-name="P4"><text:span text:style-name="T2">If</text:span> <text:span text:style-name="T2">the logical zero is applied to the both R and S inputs, then the trigger will take into account a signal at the T input and change its state every time when a signal at the T input is changed from logical 0 to 1 (for the "</text:span><text:span text:style-name="T4">by leading edge</text:span><text:span text:style-name="T2">" type of complementing input):</text:span></text:p>
            <text:p text:style-name="P5"><draw:frame draw:style-name="fr3" draw:name="Объект3" text:anchor-type="as-char" svg:width="8.916cm" svg:height="2.101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,</text:p>
            <text:p text:style-name="P6"><text:span text:style-name="T2">or when the</text:span> <text:span text:style-name="T2">input signal at the T input is changed from logical one to logical zero (for the "</text:span><text:span text:style-name="T3">by</text:span><text:span text:style-name="T2"> </text:span><text:span text:style-name="T3">trailing edge</text:span><text:span text:style-name="T2">" type of complementing input):</text:span> </text:p>
            <text:p text:style-name="P5"><draw:frame draw:style-name="fr3" draw:name="Объект1" text:anchor-type="as-char" svg:width="8.916cm" svg:height="2.10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p>
            <text:p text:style-name="P4"><text:span text:style-name="T1">Properties</text:span>:</text:p>
            <text:list xml:id="list7565712458883635453" text:style-name="L1">
              <text:list-item>
                <text:p text:style-name="P7"><text:span text:style-name="T2">Initial conditions</text:span><text:span text:style-name="T6"> – </text:span><text:span text:style-name="T2">the initial</text:span><text:span text:style-name="T6"> </text:span><text:span text:style-name="T2">output values</text:span><text:span text:style-name="T5">.</text:span></text:p>
              </text:list-item>
              <text:list-item>
                <text:p text:style-name="P7"><text:span text:style-name="T2">Add an</text:span><text:span text:style-name="T6"> </text:span><text:span text:style-name="T2">inverted</text:span><text:span text:style-name="T6"> </text:span><text:span text:style-name="T2">output </text:span><text:span text:style-name="T6">– </text:span><text:span text:style-name="T2">indicates</text:span><text:span text:style-name="T6"> </text:span><text:span text:style-name="T2">the presence of</text:span><text:span text:style-name="T6"> </text:span><text:span text:style-name="T2">an inverted</text:span><text:span text:style-name="T6"> </text:span><text:span text:style-name="T2">output.</text:span></text:p>
              </text:list-item>
              <text:list-item>
                <text:p text:style-name="P7"><text:span text:style-name="T2">Type of</text:span><text:span text:style-name="T6"> </text:span><text:span text:style-name="T2">complementing input</text:span><text:span text:style-name="T6"> </text:span><text:span text:style-name="T2">(by</text:span><text:span text:style-name="T6"> </text:span><text:span text:style-name="T2">leading edge,</text:span><text:span text:style-name="T6"> </text:span><text:span text:style-name="T2">by</text:span><text:span text:style-name="T6"> </text:span><text:span text:style-name="T2">trailing edge</text:span><text:span text:style-name="T5">) </text:span><text:span text:style-name="T6">– </text:span><text:span text:style-name="T2">the condition</text:span><text:span text:style-name="T6"> </text:span><text:span text:style-name="T2">of actuation of the complementing input.</text:span><text:span text:style-name="T6"> 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Триггер TR</dc:title>
    <dc:date>2012-03-05T21:04:47.37</dc:date>
    <meta:editing-cycles>113</meta:editing-cycles>
    <meta:editing-duration>PT2H43M53S</meta:editing-duration>
    <dc:creator>Александр </dc:creator>
    <meta:document-statistic meta:table-count="1" meta:image-count="2" meta:object-count="2" meta:page-count="1" meta:paragraph-count="15" meta:word-count="188" meta:character-count="100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if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if~
left lbrace stack{
alignl u_R(t)=u_s(t)=0; #
alignl u_T(t) = 1; #
alignl u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if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if~
left lbrace stack{
alignl u_R(t)=u_s(t)=0; #
alignl u_T(t) = 0; #
alignl u_T(t- %DELTA t) =1;  }
right none</annotation>
  </semantics>
</math>
</file>